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number-columns-repeated="1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spline</text:p>
          </table:table-cell>
          <table:table-cell office:value-type="string">
            <text:p>t1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  <table:table-cell office:value-type="string">
            <text:p>t2</text:p>
          </table:table-cell>
          <table:table-cell office:value-type="float" office:value="-0.5">
            <text:p>-0,5</text:p>
          </table:table-cell>
          <table:table-cell/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  <table:table-cell office:value-type="string">
            <text:p>del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-0.5/(2*[.F1])" office:value-type="float" office:value="-0.25">
            <text:p>-0,25</text:p>
          </table:table-cell>
          <table:table-cell table:number-columns-repeated="6"/>
          <table:table-cell table:formula="of:=0.5/(2*[.M1])" office:value-type="float" office:value="0.25">
            <text:p>0,25</text:p>
          </table:table-cell>
          <table:table-cell/>
          <table:table-cell table:formula="of:=(([.$G$2]*[.F1]^2+[.$C$1])-([.$N$2]*([.$M1])^2+[.$J$1]))" office:value-type="float" office:value="0.5">
            <text:p>0,5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table:formula="of:=(([.$G$2]-[.$P$2]/2)*[.B3]^2)+[.$C$1]" office:value-type="float" office:value="0.5">
            <text:p>0,5</text:p>
          </table:table-cell>
          <table:table-cell table:formula="of:=([.D4]-[.D3])*10" office:value-type="float" office:value="-0.05">
            <text:p>-0,05</text:p>
          </table:table-cell>
          <table:table-cell table:number-columns-repeated="5"/>
          <table:table-cell table:formula="of:=([.$N$2]+[.$P$2]/2)*([.$B3]-2)^2+[.$J$1]" office:value-type="float" office:value="1.5">
            <text:p>1,5</text:p>
          </table:table-cell>
          <table:table-cell table:formula="of:=([.K4]-[.K3])*10" office:value-type="float" office:value="-1.95">
            <text:p>-1,95</text:p>
          </table:table-cell>
          <table:table-cell/>
          <table:table-cell table:formula="of:=IF([.$B3]&lt;=[.$F$1];[.D3];[.K3])" office:value-type="float" office:value="0.5">
            <text:p>0,5</text:p>
          </table:table-cell>
          <table:table-cell table:number-columns-repeated="2"/>
          <table:table-cell>
            <draw:frame table:end-cell-address="Feuille1.T19" table:end-x="2.124cm" table:end-y="0.116cm" draw:z-index="0" draw:style-name="gr1" svg:width="7.999cm" svg:height="6.999cm" svg:x="0.899cm" svg:y="0.343cm">
              <draw:object draw:notify-on-update-of-ranges="Feuille1.B3:Feuille1.B23 Feuille1.D3:Feuille1.D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Feuille1.Y19" table:end-x="0.243cm" table:end-y="0.07cm" draw:z-index="1" draw:style-name="gr1" svg:width="7.99cm" svg:height="6.983cm" svg:x="1.286cm" svg:y="0.313cm">
              <draw:object draw:notify-on-update-of-ranges="Feuille1.B3:Feuille1.B23 Feuille1.K3:Feuille1.K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formula="of:=[.B3]+0.1" office:value-type="float" office:value="0.1">
            <text:p>0,1</text:p>
          </table:table-cell>
          <table:table-cell/>
          <table:table-cell table:formula="of:=(([.$G$2]-[.$P$2]/2)*[.B4]^2)+[.$C$1]" office:value-type="float" office:value="0.495">
            <text:p>0,5</text:p>
          </table:table-cell>
          <table:table-cell table:formula="of:=([.D5]-[.D4])*10" office:value-type="float" office:value="-0.15">
            <text:p>-0,15</text:p>
          </table:table-cell>
          <table:table-cell table:number-columns-repeated="5"/>
          <table:table-cell table:formula="of:=([.$N$2]+[.$P$2]/2)*([.$B4]-2)^2+[.$J$1]" office:value-type="float" office:value="1.305">
            <text:p>1,31</text:p>
          </table:table-cell>
          <table:table-cell table:formula="of:=([.K5]-[.K4])*10" office:value-type="float" office:value="-1.85">
            <text:p>-1,85</text:p>
          </table:table-cell>
          <table:table-cell/>
          <table:table-cell table:formula="of:=IF([.$B4]&lt;=[.$F$1];[.D4];[.K4])" office:value-type="float" office:value="0.495">
            <text:p>0,5</text:p>
          </table:table-cell>
          <table:table-cell table:number-columns-repeated="7"/>
        </table:table-row>
        <table:table-row table:style-name="ro1">
          <table:table-cell/>
          <table:table-cell table:formula="of:=[.B4]+0.1" office:value-type="float" office:value="0.2">
            <text:p>0,2</text:p>
          </table:table-cell>
          <table:table-cell/>
          <table:table-cell table:formula="of:=(([.$G$2]-[.$P$2]/2)*[.B5]^2)+[.$C$1]" office:value-type="float" office:value="0.48">
            <text:p>0,48</text:p>
          </table:table-cell>
          <table:table-cell table:formula="of:=([.D6]-[.D5])*10" office:value-type="float" office:value="-0.25">
            <text:p>-0,25</text:p>
          </table:table-cell>
          <table:table-cell table:number-columns-repeated="5"/>
          <table:table-cell table:formula="of:=([.$N$2]+[.$P$2]/2)*([.$B5]-2)^2+[.$J$1]" office:value-type="float" office:value="1.12">
            <text:p>1,12</text:p>
          </table:table-cell>
          <table:table-cell table:formula="of:=([.K6]-[.K5])*10" office:value-type="float" office:value="-1.75">
            <text:p>-1,75</text:p>
          </table:table-cell>
          <table:table-cell/>
          <table:table-cell table:formula="of:=IF([.$B5]&lt;=[.$F$1];[.D5];[.K5])" office:value-type="float" office:value="0.48">
            <text:p>0,48</text:p>
          </table:table-cell>
          <table:table-cell table:number-columns-repeated="7"/>
        </table:table-row>
        <table:table-row table:style-name="ro1">
          <table:table-cell/>
          <table:table-cell table:formula="of:=[.B5]+0.1" office:value-type="float" office:value="0.3">
            <text:p>0,3</text:p>
          </table:table-cell>
          <table:table-cell/>
          <table:table-cell table:formula="of:=(([.$G$2]-[.$P$2]/2)*[.B6]^2)+[.$C$1]" office:value-type="float" office:value="0.455">
            <text:p>0,46</text:p>
          </table:table-cell>
          <table:table-cell table:formula="of:=([.D7]-[.D6])*10" office:value-type="float" office:value="-0.35">
            <text:p>-0,35</text:p>
          </table:table-cell>
          <table:table-cell table:number-columns-repeated="5"/>
          <table:table-cell table:formula="of:=([.$N$2]+[.$P$2]/2)*([.$B6]-2)^2+[.$J$1]" office:value-type="float" office:value="0.945">
            <text:p>0,95</text:p>
          </table:table-cell>
          <table:table-cell table:formula="of:=([.K7]-[.K6])*10" office:value-type="float" office:value="-1.65">
            <text:p>-1,65</text:p>
          </table:table-cell>
          <table:table-cell/>
          <table:table-cell table:formula="of:=IF([.$B6]&lt;=[.$F$1];[.D6];[.K6])" office:value-type="float" office:value="0.455">
            <text:p>0,46</text:p>
          </table:table-cell>
          <table:table-cell table:number-columns-repeated="7"/>
        </table:table-row>
        <table:table-row table:style-name="ro1">
          <table:table-cell/>
          <table:table-cell table:formula="of:=[.B6]+0.1" office:value-type="float" office:value="0.4">
            <text:p>0,4</text:p>
          </table:table-cell>
          <table:table-cell/>
          <table:table-cell table:formula="of:=(([.$G$2]-[.$P$2]/2)*[.B7]^2)+[.$C$1]" office:value-type="float" office:value="0.42">
            <text:p>0,42</text:p>
          </table:table-cell>
          <table:table-cell table:formula="of:=([.D8]-[.D7])*10" office:value-type="float" office:value="-0.45">
            <text:p>-0,45</text:p>
          </table:table-cell>
          <table:table-cell table:number-columns-repeated="5"/>
          <table:table-cell table:formula="of:=([.$N$2]+[.$P$2]/2)*([.$B7]-2)^2+[.$J$1]" office:value-type="float" office:value="0.78">
            <text:p>0,78</text:p>
          </table:table-cell>
          <table:table-cell table:formula="of:=([.K8]-[.K7])*10" office:value-type="float" office:value="-1.55">
            <text:p>-1,55</text:p>
          </table:table-cell>
          <table:table-cell/>
          <table:table-cell table:formula="of:=IF([.$B7]&lt;=[.$F$1];[.D7];[.K7])" office:value-type="float" office:value="0.42">
            <text:p>0,42</text:p>
          </table:table-cell>
          <table:table-cell table:number-columns-repeated="7"/>
        </table:table-row>
        <table:table-row table:style-name="ro1">
          <table:table-cell/>
          <table:table-cell table:formula="of:=[.B7]+0.1" office:value-type="float" office:value="0.5">
            <text:p>0,5</text:p>
          </table:table-cell>
          <table:table-cell/>
          <table:table-cell table:formula="of:=(([.$G$2]-[.$P$2]/2)*[.B8]^2)+[.$C$1]" office:value-type="float" office:value="0.375">
            <text:p>0,38</text:p>
          </table:table-cell>
          <table:table-cell table:formula="of:=([.D9]-[.D8])*10" office:value-type="float" office:value="-0.55">
            <text:p>-0,55</text:p>
          </table:table-cell>
          <table:table-cell table:number-columns-repeated="5"/>
          <table:table-cell table:formula="of:=([.$N$2]+[.$P$2]/2)*([.$B8]-2)^2+[.$J$1]" office:value-type="float" office:value="0.625">
            <text:p>0,63</text:p>
          </table:table-cell>
          <table:table-cell table:formula="of:=([.K9]-[.K8])*10" office:value-type="float" office:value="-1.45">
            <text:p>-1,45</text:p>
          </table:table-cell>
          <table:table-cell/>
          <table:table-cell table:formula="of:=IF([.$B8]&lt;=[.$F$1];[.D8];[.K8])" office:value-type="float" office:value="0.375">
            <text:p>0,38</text:p>
          </table:table-cell>
          <table:table-cell table:number-columns-repeated="7"/>
        </table:table-row>
        <table:table-row table:style-name="ro1">
          <table:table-cell/>
          <table:table-cell table:formula="of:=[.B8]+0.1" office:value-type="float" office:value="0.6">
            <text:p>0,6</text:p>
          </table:table-cell>
          <table:table-cell/>
          <table:table-cell table:formula="of:=(([.$G$2]-[.$P$2]/2)*[.B9]^2)+[.$C$1]" office:value-type="float" office:value="0.32">
            <text:p>0,32</text:p>
          </table:table-cell>
          <table:table-cell table:formula="of:=([.D10]-[.D9])*10" office:value-type="float" office:value="-0.65">
            <text:p>-0,65</text:p>
          </table:table-cell>
          <table:table-cell table:number-columns-repeated="5"/>
          <table:table-cell table:formula="of:=([.$N$2]+[.$P$2]/2)*([.$B9]-2)^2+[.$J$1]" office:value-type="float" office:value="0.48">
            <text:p>0,48</text:p>
          </table:table-cell>
          <table:table-cell table:formula="of:=([.K10]-[.K9])*10" office:value-type="float" office:value="-1.35">
            <text:p>-1,35</text:p>
          </table:table-cell>
          <table:table-cell/>
          <table:table-cell table:formula="of:=IF([.$B9]&lt;=[.$F$1];[.D9];[.K9])" office:value-type="float" office:value="0.32">
            <text:p>0,32</text:p>
          </table:table-cell>
          <table:table-cell table:number-columns-repeated="7"/>
        </table:table-row>
        <table:table-row table:style-name="ro1">
          <table:table-cell/>
          <table:table-cell table:formula="of:=[.B9]+0.1" office:value-type="float" office:value="0.7">
            <text:p>0,7</text:p>
          </table:table-cell>
          <table:table-cell/>
          <table:table-cell table:formula="of:=(([.$G$2]-[.$P$2]/2)*[.B10]^2)+[.$C$1]" office:value-type="float" office:value="0.255">
            <text:p>0,26</text:p>
          </table:table-cell>
          <table:table-cell table:formula="of:=([.D11]-[.D10])*10" office:value-type="float" office:value="-0.75">
            <text:p>-0,75</text:p>
          </table:table-cell>
          <table:table-cell table:number-columns-repeated="5"/>
          <table:table-cell table:formula="of:=([.$N$2]+[.$P$2]/2)*([.$B10]-2)^2+[.$J$1]" office:value-type="float" office:value="0.345">
            <text:p>0,35</text:p>
          </table:table-cell>
          <table:table-cell table:formula="of:=([.K11]-[.K10])*10" office:value-type="float" office:value="-1.25">
            <text:p>-1,25</text:p>
          </table:table-cell>
          <table:table-cell/>
          <table:table-cell table:formula="of:=IF([.$B10]&lt;=[.$F$1];[.D10];[.K10])" office:value-type="float" office:value="0.255">
            <text:p>0,26</text:p>
          </table:table-cell>
          <table:table-cell table:number-columns-repeated="7"/>
        </table:table-row>
        <table:table-row table:style-name="ro1">
          <table:table-cell/>
          <table:table-cell table:formula="of:=[.B10]+0.1" office:value-type="float" office:value="0.8">
            <text:p>0,8</text:p>
          </table:table-cell>
          <table:table-cell/>
          <table:table-cell table:formula="of:=(([.$G$2]-[.$P$2]/2)*[.B11]^2)+[.$C$1]" office:value-type="float" office:value="0.18">
            <text:p>0,18</text:p>
          </table:table-cell>
          <table:table-cell table:formula="of:=([.D12]-[.D11])*10" office:value-type="float" office:value="-0.85">
            <text:p>-0,85</text:p>
          </table:table-cell>
          <table:table-cell table:number-columns-repeated="5"/>
          <table:table-cell table:formula="of:=([.$N$2]+[.$P$2]/2)*([.$B11]-2)^2+[.$J$1]" office:value-type="float" office:value="0.22">
            <text:p>0,22</text:p>
          </table:table-cell>
          <table:table-cell table:formula="of:=([.K12]-[.K11])*10" office:value-type="float" office:value="-1.15">
            <text:p>-1,15</text:p>
          </table:table-cell>
          <table:table-cell/>
          <table:table-cell table:formula="of:=IF([.$B11]&lt;=[.$F$1];[.D11];[.K11])" office:value-type="float" office:value="0.18">
            <text:p>0,18</text:p>
          </table:table-cell>
          <table:table-cell table:number-columns-repeated="7"/>
        </table:table-row>
        <table:table-row table:style-name="ro1">
          <table:table-cell/>
          <table:table-cell table:formula="of:=[.B11]+0.1" office:value-type="float" office:value="0.9">
            <text:p>0,9</text:p>
          </table:table-cell>
          <table:table-cell/>
          <table:table-cell table:formula="of:=(([.$G$2]-[.$P$2]/2)*[.B12]^2)+[.$C$1]" office:value-type="float" office:value="0.0950000000000001">
            <text:p>0,1</text:p>
          </table:table-cell>
          <table:table-cell table:formula="of:=([.D13]-[.D12])*10" office:value-type="float" office:value="-0.950000000000001">
            <text:p>-0,95</text:p>
          </table:table-cell>
          <table:table-cell table:number-columns-repeated="5"/>
          <table:table-cell table:formula="of:=([.$N$2]+[.$P$2]/2)*([.$B12]-2)^2+[.$J$1]" office:value-type="float" office:value="0.105">
            <text:p>0,11</text:p>
          </table:table-cell>
          <table:table-cell table:formula="of:=([.K13]-[.K12])*10" office:value-type="float" office:value="-1.05">
            <text:p>-1,05</text:p>
          </table:table-cell>
          <table:table-cell/>
          <table:table-cell table:formula="of:=IF([.$B12]&lt;=[.$F$1];[.D12];[.K12])" office:value-type="float" office:value="0.0950000000000001">
            <text:p>0,1</text:p>
          </table:table-cell>
          <table:table-cell table:number-columns-repeated="7"/>
        </table:table-row>
        <table:table-row table:style-name="ro1">
          <table:table-cell/>
          <table:table-cell table:formula="of:=[.B12]+0.1" office:value-type="float" office:value="1">
            <text:p>1</text:p>
          </table:table-cell>
          <table:table-cell/>
          <table:table-cell table:formula="of:=(([.$G$2]-[.$P$2]/2)*[.B13]^2)+[.$C$1]" office:value-type="float" office:value="0">
            <text:p>0</text:p>
          </table:table-cell>
          <table:table-cell table:formula="of:=([.D14]-[.D13])*10" office:value-type="float" office:value="-1.05">
            <text:p>-1,05</text:p>
          </table:table-cell>
          <table:table-cell table:number-columns-repeated="5"/>
          <table:table-cell table:formula="of:=([.$N$2]+[.$P$2]/2)*([.$B13]-2)^2+[.$J$1]" office:value-type="float" office:value="0">
            <text:p>0</text:p>
          </table:table-cell>
          <table:table-cell table:formula="of:=([.K14]-[.K13])*10" office:value-type="float" office:value="-0.949999999999999">
            <text:p>-0,95</text:p>
          </table:table-cell>
          <table:table-cell/>
          <table:table-cell table:formula="of:=IF([.$B13]&lt;=[.$F$1];[.D13];[.K13])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[.B13]+0.1" office:value-type="float" office:value="1.1">
            <text:p>1,1</text:p>
          </table:table-cell>
          <table:table-cell/>
          <table:table-cell table:formula="of:=(([.$G$2]-[.$P$2]/2)*[.B14]^2)+[.$C$1]" office:value-type="float" office:value="-0.105">
            <text:p>-0,11</text:p>
          </table:table-cell>
          <table:table-cell table:formula="of:=([.D15]-[.D14])*10" office:value-type="float" office:value="-1.15">
            <text:p>-1,15</text:p>
          </table:table-cell>
          <table:table-cell table:number-columns-repeated="5"/>
          <table:table-cell table:formula="of:=([.$N$2]+[.$P$2]/2)*([.$B14]-2)^2+[.$J$1]" office:value-type="float" office:value="-0.0949999999999999">
            <text:p>-0,09</text:p>
          </table:table-cell>
          <table:table-cell table:formula="of:=([.K15]-[.K14])*10" office:value-type="float" office:value="-0.850000000000001">
            <text:p>-0,85</text:p>
          </table:table-cell>
          <table:table-cell/>
          <table:table-cell table:formula="of:=IF([.$B14]&lt;=[.$F$1];[.D14];[.K14])" office:value-type="float" office:value="-0.0949999999999999">
            <text:p>-0,09</text:p>
          </table:table-cell>
          <table:table-cell table:number-columns-repeated="7"/>
        </table:table-row>
        <table:table-row table:style-name="ro1">
          <table:table-cell/>
          <table:table-cell table:formula="of:=[.B14]+0.1" office:value-type="float" office:value="1.2">
            <text:p>1,2</text:p>
          </table:table-cell>
          <table:table-cell/>
          <table:table-cell table:formula="of:=(([.$G$2]-[.$P$2]/2)*[.B15]^2)+[.$C$1]" office:value-type="float" office:value="-0.22">
            <text:p>-0,22</text:p>
          </table:table-cell>
          <table:table-cell table:formula="of:=([.D16]-[.D15])*10" office:value-type="float" office:value="-1.25">
            <text:p>-1,25</text:p>
          </table:table-cell>
          <table:table-cell table:number-columns-repeated="5"/>
          <table:table-cell table:formula="of:=([.$N$2]+[.$P$2]/2)*([.$B15]-2)^2+[.$J$1]" office:value-type="float" office:value="-0.18">
            <text:p>-0,18</text:p>
          </table:table-cell>
          <table:table-cell table:formula="of:=([.K16]-[.K15])*10" office:value-type="float" office:value="-0.750000000000001">
            <text:p>-0,75</text:p>
          </table:table-cell>
          <table:table-cell/>
          <table:table-cell table:formula="of:=IF([.$B15]&lt;=[.$F$1];[.D15];[.K15])" office:value-type="float" office:value="-0.18">
            <text:p>-0,18</text:p>
          </table:table-cell>
          <table:table-cell table:number-columns-repeated="7"/>
        </table:table-row>
        <table:table-row table:style-name="ro1">
          <table:table-cell/>
          <table:table-cell table:formula="of:=[.B15]+0.1" office:value-type="float" office:value="1.3">
            <text:p>1,3</text:p>
          </table:table-cell>
          <table:table-cell/>
          <table:table-cell table:formula="of:=(([.$G$2]-[.$P$2]/2)*[.B16]^2)+[.$C$1]" office:value-type="float" office:value="-0.345">
            <text:p>-0,35</text:p>
          </table:table-cell>
          <table:table-cell table:formula="of:=([.D17]-[.D16])*10" office:value-type="float" office:value="-1.35">
            <text:p>-1,35</text:p>
          </table:table-cell>
          <table:table-cell table:number-columns-repeated="5"/>
          <table:table-cell table:formula="of:=([.$N$2]+[.$P$2]/2)*([.$B16]-2)^2+[.$J$1]" office:value-type="float" office:value="-0.255">
            <text:p>-0,26</text:p>
          </table:table-cell>
          <table:table-cell table:formula="of:=([.K17]-[.K16])*10" office:value-type="float" office:value="-0.650000000000001">
            <text:p>-0,65</text:p>
          </table:table-cell>
          <table:table-cell/>
          <table:table-cell table:formula="of:=IF([.$B16]&lt;=[.$F$1];[.D16];[.K16])" office:value-type="float" office:value="-0.255">
            <text:p>-0,26</text:p>
          </table:table-cell>
          <table:table-cell table:number-columns-repeated="7"/>
        </table:table-row>
        <table:table-row table:style-name="ro1">
          <table:table-cell/>
          <table:table-cell table:formula="of:=[.B16]+0.1" office:value-type="float" office:value="1.4">
            <text:p>1,4</text:p>
          </table:table-cell>
          <table:table-cell/>
          <table:table-cell table:formula="of:=(([.$G$2]-[.$P$2]/2)*[.B17]^2)+[.$C$1]" office:value-type="float" office:value="-0.48">
            <text:p>-0,48</text:p>
          </table:table-cell>
          <table:table-cell table:formula="of:=([.D18]-[.D17])*10" office:value-type="float" office:value="-1.45">
            <text:p>-1,45</text:p>
          </table:table-cell>
          <table:table-cell table:number-columns-repeated="5"/>
          <table:table-cell table:formula="of:=([.$N$2]+[.$P$2]/2)*([.$B17]-2)^2+[.$J$1]" office:value-type="float" office:value="-0.32">
            <text:p>-0,32</text:p>
          </table:table-cell>
          <table:table-cell table:formula="of:=([.K18]-[.K17])*10" office:value-type="float" office:value="-0.55">
            <text:p>-0,55</text:p>
          </table:table-cell>
          <table:table-cell/>
          <table:table-cell table:formula="of:=IF([.$B17]&lt;=[.$F$1];[.D17];[.K17])" office:value-type="float" office:value="-0.32">
            <text:p>-0,32</text:p>
          </table:table-cell>
          <table:table-cell table:number-columns-repeated="7"/>
        </table:table-row>
        <table:table-row table:style-name="ro1">
          <table:table-cell/>
          <table:table-cell table:formula="of:=[.B17]+0.1" office:value-type="float" office:value="1.5">
            <text:p>1,5</text:p>
          </table:table-cell>
          <table:table-cell/>
          <table:table-cell table:formula="of:=(([.$G$2]-[.$P$2]/2)*[.B18]^2)+[.$C$1]" office:value-type="float" office:value="-0.625">
            <text:p>-0,63</text:p>
          </table:table-cell>
          <table:table-cell table:formula="of:=([.D19]-[.D18])*10" office:value-type="float" office:value="-1.55">
            <text:p>-1,55</text:p>
          </table:table-cell>
          <table:table-cell table:number-columns-repeated="5"/>
          <table:table-cell table:formula="of:=([.$N$2]+[.$P$2]/2)*([.$B18]-2)^2+[.$J$1]" office:value-type="float" office:value="-0.375">
            <text:p>-0,38</text:p>
          </table:table-cell>
          <table:table-cell table:formula="of:=([.K19]-[.K18])*10" office:value-type="float" office:value="-0.45">
            <text:p>-0,45</text:p>
          </table:table-cell>
          <table:table-cell/>
          <table:table-cell table:formula="of:=IF([.$B18]&lt;=[.$F$1];[.D18];[.K18])" office:value-type="float" office:value="-0.375">
            <text:p>-0,38</text:p>
          </table:table-cell>
          <table:table-cell table:number-columns-repeated="7"/>
        </table:table-row>
        <table:table-row table:style-name="ro1">
          <table:table-cell/>
          <table:table-cell table:formula="of:=[.B18]+0.1" office:value-type="float" office:value="1.6">
            <text:p>1,6</text:p>
          </table:table-cell>
          <table:table-cell/>
          <table:table-cell table:formula="of:=(([.$G$2]-[.$P$2]/2)*[.B19]^2)+[.$C$1]" office:value-type="float" office:value="-0.78">
            <text:p>-0,78</text:p>
          </table:table-cell>
          <table:table-cell table:formula="of:=([.D20]-[.D19])*10" office:value-type="float" office:value="-1.65">
            <text:p>-1,65</text:p>
          </table:table-cell>
          <table:table-cell table:number-columns-repeated="5"/>
          <table:table-cell table:formula="of:=([.$N$2]+[.$P$2]/2)*([.$B19]-2)^2+[.$J$1]" office:value-type="float" office:value="-0.42">
            <text:p>-0,42</text:p>
          </table:table-cell>
          <table:table-cell table:formula="of:=([.K20]-[.K19])*10" office:value-type="float" office:value="-0.35">
            <text:p>-0,35</text:p>
          </table:table-cell>
          <table:table-cell/>
          <table:table-cell table:formula="of:=IF([.$B19]&lt;=[.$F$1];[.D19];[.K19])" office:value-type="float" office:value="-0.42">
            <text:p>-0,42</text:p>
          </table:table-cell>
          <table:table-cell table:number-columns-repeated="7"/>
        </table:table-row>
        <table:table-row table:style-name="ro1">
          <table:table-cell/>
          <table:table-cell table:formula="of:=[.B19]+0.1" office:value-type="float" office:value="1.7">
            <text:p>1,7</text:p>
          </table:table-cell>
          <table:table-cell/>
          <table:table-cell table:formula="of:=(([.$G$2]-[.$P$2]/2)*[.B20]^2)+[.$C$1]" office:value-type="float" office:value="-0.945000000000001">
            <text:p>-0,95</text:p>
          </table:table-cell>
          <table:table-cell table:formula="of:=([.D21]-[.D20])*10" office:value-type="float" office:value="-1.75">
            <text:p>-1,75</text:p>
          </table:table-cell>
          <table:table-cell table:number-columns-repeated="5"/>
          <table:table-cell table:formula="of:=([.$N$2]+[.$P$2]/2)*([.$B20]-2)^2+[.$J$1]" office:value-type="float" office:value="-0.455">
            <text:p>-0,46</text:p>
          </table:table-cell>
          <table:table-cell table:formula="of:=([.K21]-[.K20])*10" office:value-type="float" office:value="-0.25">
            <text:p>-0,25</text:p>
          </table:table-cell>
          <table:table-cell/>
          <table:table-cell table:formula="of:=IF([.$B20]&lt;=[.$F$1];[.D20];[.K20])" office:value-type="float" office:value="-0.455">
            <text:p>-0,46</text:p>
          </table:table-cell>
          <table:table-cell table:number-columns-repeated="7"/>
        </table:table-row>
        <table:table-row table:style-name="ro1">
          <table:table-cell/>
          <table:table-cell table:formula="of:=[.B20]+0.1" office:value-type="float" office:value="1.8">
            <text:p>1,8</text:p>
          </table:table-cell>
          <table:table-cell/>
          <table:table-cell table:formula="of:=(([.$G$2]-[.$P$2]/2)*[.B21]^2)+[.$C$1]" office:value-type="float" office:value="-1.12">
            <text:p>-1,12</text:p>
          </table:table-cell>
          <table:table-cell table:formula="of:=([.D22]-[.D21])*10" office:value-type="float" office:value="-1.85">
            <text:p>-1,85</text:p>
          </table:table-cell>
          <table:table-cell table:number-columns-repeated="5"/>
          <table:table-cell table:formula="of:=([.$N$2]+[.$P$2]/2)*([.$B21]-2)^2+[.$J$1]" office:value-type="float" office:value="-0.48">
            <text:p>-0,48</text:p>
          </table:table-cell>
          <table:table-cell table:formula="of:=([.K22]-[.K21])*10" office:value-type="float" office:value="-0.15">
            <text:p>-0,15</text:p>
          </table:table-cell>
          <table:table-cell/>
          <table:table-cell table:formula="of:=IF([.$B21]&lt;=[.$F$1];[.D21];[.K21])" office:value-type="float" office:value="-0.48">
            <text:p>-0,48</text:p>
          </table:table-cell>
          <table:table-cell table:number-columns-repeated="7"/>
        </table:table-row>
        <table:table-row table:style-name="ro1">
          <table:table-cell/>
          <table:table-cell table:formula="of:=[.B21]+0.1" office:value-type="float" office:value="1.9">
            <text:p>1,9</text:p>
          </table:table-cell>
          <table:table-cell/>
          <table:table-cell table:formula="of:=(([.$G$2]-[.$P$2]/2)*[.B22]^2)+[.$C$1]" office:value-type="float" office:value="-1.305">
            <text:p>-1,31</text:p>
          </table:table-cell>
          <table:table-cell table:formula="of:=([.D23]-[.D22])*10" office:value-type="float" office:value="-1.95">
            <text:p>-1,95</text:p>
          </table:table-cell>
          <table:table-cell table:number-columns-repeated="5"/>
          <table:table-cell table:formula="of:=([.$N$2]+[.$P$2]/2)*([.$B22]-2)^2+[.$J$1]" office:value-type="float" office:value="-0.495">
            <text:p>-0,5</text:p>
          </table:table-cell>
          <table:table-cell table:formula="of:=([.K23]-[.K22])*10" office:value-type="float" office:value="-0.0499999999999995">
            <text:p>-0,05</text:p>
          </table:table-cell>
          <table:table-cell/>
          <table:table-cell table:formula="of:=IF([.$B22]&lt;=[.$F$1];[.D22];[.K22])" office:value-type="float" office:value="-0.495">
            <text:p>-0,5</text:p>
          </table:table-cell>
          <table:table-cell/>
          <table:table-cell>
            <draw:frame table:end-cell-address="Feuille1.W54" table:end-x="2.259cm" table:end-y="0.039cm" draw:z-index="2" draw:style-name="gr1" svg:width="16.467cm" svg:height="14.178cm" svg:x="1.599cm" svg:y="0.313cm">
              <draw:object draw:notify-on-update-of-ranges="Feuille1.B3:Feuille1.B23 Feuille1.N3:Feuille1.N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formula="of:=[.B22]+0.1" office:value-type="float" office:value="2">
            <text:p>2</text:p>
          </table:table-cell>
          <table:table-cell/>
          <table:table-cell table:formula="of:=(([.$G$2]-[.$P$2]/2)*[.B23]^2)+[.$C$1]" office:value-type="float" office:value="-1.5">
            <text:p>-1,5</text:p>
          </table:table-cell>
          <table:table-cell table:formula="of:=([.D24]-[.D23])*10" office:value-type="float" office:value="15">
            <text:p>15</text:p>
          </table:table-cell>
          <table:table-cell table:number-columns-repeated="5"/>
          <table:table-cell table:formula="of:=([.$N$2]+[.$P$2]/2)*([.$B23]-2)^2+[.$J$1]" office:value-type="float" office:value="-0.5">
            <text:p>-0,5</text:p>
          </table:table-cell>
          <table:table-cell table:formula="of:=([.K24]-[.K23])*10" office:value-type="float" office:value="5">
            <text:p>5</text:p>
          </table:table-cell>
          <table:table-cell/>
          <table:table-cell table:formula="of:=IF([.$B23]&lt;=[.$F$1];[.D23];[.K23])" office:value-type="float" office:value="-0.5">
            <text:p>-0,5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>
            <draw:frame table:end-cell-address="Feuille1.M54" table:end-x="0.313cm" table:end-y="0.174cm" draw:z-index="4" draw:style-name="gr1" svg:width="16.397cm" svg:height="13.514cm" svg:x="1.981cm" svg:y="0.209cm">
              <draw:object draw:notify-on-update-of-ranges="Feuille1.B30:Feuille1.B50 Feuille1.D30:Feuille1.D5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 table:number-columns-repeated="5"/>
          <table:table-cell table:style-name="Default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lineair</text:p>
          </table:table-cell>
          <table:table-cell table:number-columns-repeated="4"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table:formula="of:=[.B30]" office:value-type="float" office:value="0">
            <text:p>0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0]+0.1" office:value-type="float" office:value="0.1">
            <text:p>0,1</text:p>
          </table:table-cell>
          <table:table-cell/>
          <table:table-cell table:formula="of:=[.B31]" office:value-type="float" office:value="0.1">
            <text:p>0,1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1]+0.1" office:value-type="float" office:value="0.2">
            <text:p>0,2</text:p>
          </table:table-cell>
          <table:table-cell/>
          <table:table-cell table:formula="of:=[.B32]" office:value-type="float" office:value="0.2">
            <text:p>0,2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2]+0.1" office:value-type="float" office:value="0.3">
            <text:p>0,3</text:p>
          </table:table-cell>
          <table:table-cell/>
          <table:table-cell table:formula="of:=[.B33]" office:value-type="float" office:value="0.3">
            <text:p>0,3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3]+0.1" office:value-type="float" office:value="0.4">
            <text:p>0,4</text:p>
          </table:table-cell>
          <table:table-cell/>
          <table:table-cell table:formula="of:=[.B34]" office:value-type="float" office:value="0.4">
            <text:p>0,4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4]+0.1" office:value-type="float" office:value="0.5">
            <text:p>0,5</text:p>
          </table:table-cell>
          <table:table-cell/>
          <table:table-cell table:formula="of:=[.B35]" office:value-type="float" office:value="0.5">
            <text:p>0,5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5]+0.1" office:value-type="float" office:value="0.6">
            <text:p>0,6</text:p>
          </table:table-cell>
          <table:table-cell/>
          <table:table-cell table:formula="of:=[.B36]" office:value-type="float" office:value="0.6">
            <text:p>0,6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6]+0.1" office:value-type="float" office:value="0.7">
            <text:p>0,7</text:p>
          </table:table-cell>
          <table:table-cell/>
          <table:table-cell table:formula="of:=[.B37]" office:value-type="float" office:value="0.7">
            <text:p>0,7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7]+0.1" office:value-type="float" office:value="0.8">
            <text:p>0,8</text:p>
          </table:table-cell>
          <table:table-cell/>
          <table:table-cell table:formula="of:=[.B38]" office:value-type="float" office:value="0.8">
            <text:p>0,8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8]+0.1" office:value-type="float" office:value="0.9">
            <text:p>0,9</text:p>
          </table:table-cell>
          <table:table-cell/>
          <table:table-cell table:formula="of:=[.B39]" office:value-type="float" office:value="0.9">
            <text:p>0,9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9]+0.1" office:value-type="float" office:value="1">
            <text:p>1</text:p>
          </table:table-cell>
          <table:table-cell/>
          <table:table-cell table:formula="of:=[.B40]" office:value-type="float" office:value="1">
            <text:p>1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0]+0.1" office:value-type="float" office:value="1.1">
            <text:p>1,1</text:p>
          </table:table-cell>
          <table:table-cell/>
          <table:table-cell table:formula="of:=[.B41]" office:value-type="float" office:value="1.1">
            <text:p>1,1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1]+0.1" office:value-type="float" office:value="1.2">
            <text:p>1,2</text:p>
          </table:table-cell>
          <table:table-cell/>
          <table:table-cell table:formula="of:=[.B42]" office:value-type="float" office:value="1.2">
            <text:p>1,2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2]+0.1" office:value-type="float" office:value="1.3">
            <text:p>1,3</text:p>
          </table:table-cell>
          <table:table-cell/>
          <table:table-cell table:formula="of:=[.B43]" office:value-type="float" office:value="1.3">
            <text:p>1,3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3]+0.1" office:value-type="float" office:value="1.4">
            <text:p>1,4</text:p>
          </table:table-cell>
          <table:table-cell/>
          <table:table-cell table:formula="of:=[.B44]" office:value-type="float" office:value="1.4">
            <text:p>1,4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4]+0.1" office:value-type="float" office:value="1.5">
            <text:p>1,5</text:p>
          </table:table-cell>
          <table:table-cell/>
          <table:table-cell table:formula="of:=[.B45]" office:value-type="float" office:value="1.5">
            <text:p>1,5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5]+0.1" office:value-type="float" office:value="1.6">
            <text:p>1,6</text:p>
          </table:table-cell>
          <table:table-cell/>
          <table:table-cell table:formula="of:=[.B46]" office:value-type="float" office:value="1.6">
            <text:p>1,6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6]+0.1" office:value-type="float" office:value="1.7">
            <text:p>1,7</text:p>
          </table:table-cell>
          <table:table-cell/>
          <table:table-cell table:formula="of:=[.B47]" office:value-type="float" office:value="1.7">
            <text:p>1,7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7]+0.1" office:value-type="float" office:value="1.8">
            <text:p>1,8</text:p>
          </table:table-cell>
          <table:table-cell/>
          <table:table-cell table:formula="of:=[.B48]" office:value-type="float" office:value="1.8">
            <text:p>1,8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8]+0.1" office:value-type="float" office:value="1.9">
            <text:p>1,9</text:p>
          </table:table-cell>
          <table:table-cell/>
          <table:table-cell table:formula="of:=[.B49]" office:value-type="float" office:value="1.9">
            <text:p>1,9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9]+0.1" office:value-type="float" office:value="2">
            <text:p>2</text:p>
          </table:table-cell>
          <table:table-cell/>
          <table:table-cell table:formula="of:=[.B50]" office:value-type="float" office:value="2">
            <text:p>2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Moy</text:p>
          </table:table-cell>
          <table:table-cell table:number-columns-repeated="4"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table:formula="of:=[.D30]+[.N3]" office:value-type="float" office:value="0.5">
            <text:p>0,5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5]+0.1" office:value-type="float" office:value="0.1">
            <text:p>0,1</text:p>
          </table:table-cell>
          <table:table-cell/>
          <table:table-cell table:formula="of:=[.D31]+[.N4]" office:value-type="float" office:value="0.595">
            <text:p>0,6</text:p>
          </table:table-cell>
          <table:table-cell/>
          <table:table-cell table:style-name="Default" table:number-columns-repeated="9"/>
          <table:table-cell/>
          <table:table-cell table:style-name="Default">
            <draw:frame table:end-cell-address="Feuille1.X86" table:end-x="0.105cm" table:end-y="0.374cm" draw:z-index="3" draw:style-name="gr1" svg:width="16.606cm" svg:height="13.861cm" svg:x="1.564cm" svg:y="0.062cm">
              <draw:object draw:notify-on-update-of-ranges="Feuille1.B55:Feuille1.B75 Feuille1.D55:Feuille1.D7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formula="of:=[.B56]+0.1" office:value-type="float" office:value="0.2">
            <text:p>0,2</text:p>
          </table:table-cell>
          <table:table-cell/>
          <table:table-cell table:formula="of:=[.D32]+[.N5]" office:value-type="float" office:value="0.68">
            <text:p>0,68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7]+0.1" office:value-type="float" office:value="0.3">
            <text:p>0,3</text:p>
          </table:table-cell>
          <table:table-cell/>
          <table:table-cell table:formula="of:=[.D33]+[.N6]" office:value-type="float" office:value="0.755">
            <text:p>0,76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8]+0.1" office:value-type="float" office:value="0.4">
            <text:p>0,4</text:p>
          </table:table-cell>
          <table:table-cell/>
          <table:table-cell table:formula="of:=[.D34]+[.N7]" office:value-type="float" office:value="0.82">
            <text:p>0,82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9]+0.1" office:value-type="float" office:value="0.5">
            <text:p>0,5</text:p>
          </table:table-cell>
          <table:table-cell/>
          <table:table-cell table:formula="of:=[.D35]+[.N8]" office:value-type="float" office:value="0.875">
            <text:p>0,88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0]+0.1" office:value-type="float" office:value="0.6">
            <text:p>0,6</text:p>
          </table:table-cell>
          <table:table-cell/>
          <table:table-cell table:formula="of:=[.D36]+[.N9]" office:value-type="float" office:value="0.92">
            <text:p>0,92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1]+0.1" office:value-type="float" office:value="0.7">
            <text:p>0,7</text:p>
          </table:table-cell>
          <table:table-cell/>
          <table:table-cell table:formula="of:=[.D37]+[.N10]" office:value-type="float" office:value="0.955">
            <text:p>0,96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2]+0.1" office:value-type="float" office:value="0.8">
            <text:p>0,8</text:p>
          </table:table-cell>
          <table:table-cell/>
          <table:table-cell table:formula="of:=[.D38]+[.N11]" office:value-type="float" office:value="0.98">
            <text:p>0,98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3]+0.1" office:value-type="float" office:value="0.9">
            <text:p>0,9</text:p>
          </table:table-cell>
          <table:table-cell/>
          <table:table-cell table:formula="of:=[.D39]+[.N12]" office:value-type="float" office:value="0.995">
            <text:p>1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4]+0.1" office:value-type="float" office:value="1">
            <text:p>1</text:p>
          </table:table-cell>
          <table:table-cell/>
          <table:table-cell table:formula="of:=[.D40]+[.N13]" office:value-type="float" office:value="1">
            <text:p>1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5]+0.1" office:value-type="float" office:value="1.1">
            <text:p>1,1</text:p>
          </table:table-cell>
          <table:table-cell/>
          <table:table-cell table:formula="of:=[.D41]+[.N14]" office:value-type="float" office:value="1.005">
            <text:p>1,01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6]+0.1" office:value-type="float" office:value="1.2">
            <text:p>1,2</text:p>
          </table:table-cell>
          <table:table-cell/>
          <table:table-cell table:formula="of:=[.D42]+[.N15]" office:value-type="float" office:value="1.02">
            <text:p>1,02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7]+0.1" office:value-type="float" office:value="1.3">
            <text:p>1,3</text:p>
          </table:table-cell>
          <table:table-cell/>
          <table:table-cell table:formula="of:=[.D43]+[.N16]" office:value-type="float" office:value="1.045">
            <text:p>1,05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8]+0.1" office:value-type="float" office:value="1.4">
            <text:p>1,4</text:p>
          </table:table-cell>
          <table:table-cell/>
          <table:table-cell table:formula="of:=[.D44]+[.N17]" office:value-type="float" office:value="1.08">
            <text:p>1,08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69]+0.1" office:value-type="float" office:value="1.5">
            <text:p>1,5</text:p>
          </table:table-cell>
          <table:table-cell/>
          <table:table-cell table:formula="of:=[.D45]+[.N18]" office:value-type="float" office:value="1.125">
            <text:p>1,13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70]+0.1" office:value-type="float" office:value="1.6">
            <text:p>1,6</text:p>
          </table:table-cell>
          <table:table-cell/>
          <table:table-cell table:formula="of:=[.D46]+[.N19]" office:value-type="float" office:value="1.18">
            <text:p>1,18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71]+0.1" office:value-type="float" office:value="1.7">
            <text:p>1,7</text:p>
          </table:table-cell>
          <table:table-cell/>
          <table:table-cell table:formula="of:=[.D47]+[.N20]" office:value-type="float" office:value="1.245">
            <text:p>1,25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72]+0.1" office:value-type="float" office:value="1.8">
            <text:p>1,8</text:p>
          </table:table-cell>
          <table:table-cell/>
          <table:table-cell table:formula="of:=[.D48]+[.N21]" office:value-type="float" office:value="1.32">
            <text:p>1,32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73]+0.1" office:value-type="float" office:value="1.9">
            <text:p>1,9</text:p>
          </table:table-cell>
          <table:table-cell/>
          <table:table-cell table:formula="of:=[.D49]+[.N22]" office:value-type="float" office:value="1.405">
            <text:p>1,41</text:p>
          </table:table-cell>
          <table:table-cell/>
          <table:table-cell table:style-name="Default" table:number-columns-repeated="9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74]+0.1" office:value-type="float" office:value="2">
            <text:p>2</text:p>
          </table:table-cell>
          <table:table-cell/>
          <table:table-cell table:formula="of:=[.D50]+[.N23]" office:value-type="float" office:value="1.5">
            <text:p>1,5</text:p>
          </table:table-cell>
          <table:table-cell table:number-columns-repeated="17"/>
        </table:table-row>
        <table:table-row table:style-name="ro1" table:number-rows-repeated="6546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/11/2017</text:date>, <text:time>16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11-21T10:31:31.54</meta:creation-date>
    <dc:date>2017-11-21T16:15:24.21</dc:date>
    <meta:editing-duration>PT00H11M21S</meta:editing-duration>
    <meta:editing-cycles>5</meta:editing-cycles>
    <meta:generator>OpenOffice.org/3.1$Win32 OpenOffice.org_project/310m11$Build-9399</meta:generator>
    <meta:document-statistic meta:table-count="3" meta:cell-count="23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1cm" svg:height="6.984cm" chart:class="chart:line" chart:style-name="ch1">
        <chart:legend chart:legend-position="end" svg:x="5.886cm" svg:y="3.184cm" chart:style-name="ch2"/>
        <chart:plot-area chart:style-name="ch3" table:cell-range-address="Feuille1.B3:Feuille1.B23 Feuille1.K3:Feuille1.K23" chart:data-source-has-labels="column" svg:x="0.159cm" svg:y="0.139cm" svg:width="5.569cm" svg:height="6.567cm">
          <chart:axis chart:dimension="x" chart:name="primary-x" chart:style-name="ch4">
            <chart:categories table:cell-range-address="Feuille1.B3:Feuille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K3:Feuille1.K2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 text:id="Feuille1.B3:Feuille1.B23">0</text:p>
              </table:table-cell>
              <table:table-cell office:value-type="float" office:value="1.5">
                <text:p text:id="Feuille1.K3:Feuille1.K23">1.5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1</text:p>
              </table:table-cell>
              <table:table-cell office:value-type="float" office:value="-0.0949999999999999">
                <text:p>-0.0949999999999999</text:p>
              </table:table-cell>
            </table:table-row>
            <table:table-row>
              <table:table-cell office:value-type="string">
                <text:p>1,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,3</text:p>
              </table:table-cell>
              <table:table-cell office:value-type="float" office:value="-0.255">
                <text:p>-0.255</text:p>
              </table:table-cell>
            </table:table-row>
            <table:table-row>
              <table:table-cell office:value-type="string">
                <text:p>1,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,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,7</text:p>
              </table:table-cell>
              <table:table-cell office:value-type="float" office:value="-0.455">
                <text:p>-0.455</text:p>
              </table:table-cell>
            </table:table-row>
            <table:table-row>
              <table:table-cell office:value-type="string">
                <text:p>1,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,9</text:p>
              </table:table-cell>
              <table:table-cell office:value-type="float" office:value="-0.495">
                <text:p>-0.4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6.468cm" svg:height="14.218cm" chart:class="chart:line" chart:style-name="ch1">
        <chart:legend chart:legend-position="end" svg:x="14.193cm" svg:y="6.801cm" chart:style-name="ch2"/>
        <chart:plot-area chart:style-name="ch3" table:cell-range-address="Feuille1.B3:Feuille1.B23 Feuille1.N3:Feuille1.N23" chart:data-source-has-labels="column" svg:x="0.329cm" svg:y="0.284cm" svg:width="13.536cm" svg:height="13.366cm">
          <chart:axis chart:dimension="x" chart:name="primary-x" chart:style-name="ch4">
            <chart:categories table:cell-range-address="Feuille1.B3:Feuille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N3:Feuille1.N2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 text:id="Feuille1.B3:Feuille1.B23">0</text:p>
              </table:table-cell>
              <table:table-cell office:value-type="float" office:value="0.5">
                <text:p text:id="Feuille1.N3:Feuille1.N23">0.5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0.0950000000000001">
                <text:p>0.095000000000000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1</text:p>
              </table:table-cell>
              <table:table-cell office:value-type="float" office:value="-0.0949999999999999">
                <text:p>-0.0949999999999999</text:p>
              </table:table-cell>
            </table:table-row>
            <table:table-row>
              <table:table-cell office:value-type="string">
                <text:p>1,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,3</text:p>
              </table:table-cell>
              <table:table-cell office:value-type="float" office:value="-0.255">
                <text:p>-0.255</text:p>
              </table:table-cell>
            </table:table-row>
            <table:table-row>
              <table:table-cell office:value-type="string">
                <text:p>1,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,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,7</text:p>
              </table:table-cell>
              <table:table-cell office:value-type="float" office:value="-0.455">
                <text:p>-0.455</text:p>
              </table:table-cell>
            </table:table-row>
            <table:table-row>
              <table:table-cell office:value-type="string">
                <text:p>1,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,9</text:p>
              </table:table-cell>
              <table:table-cell office:value-type="float" office:value="-0.495">
                <text:p>-0.4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6.607cm" svg:height="13.862cm" chart:class="chart:line" chart:style-name="ch1">
        <chart:legend chart:legend-position="end" svg:x="14.329cm" svg:y="6.623cm" chart:style-name="ch2"/>
        <chart:plot-area chart:style-name="ch3" table:cell-range-address="Feuille1.B55:Feuille1.B75 Feuille1.D55:Feuille1.D75" chart:data-source-has-labels="column" svg:x="0.332cm" svg:y="0.277cm" svg:width="13.666cm" svg:height="13.031cm">
          <chart:axis chart:dimension="x" chart:name="primary-x" chart:style-name="ch4">
            <chart:categories table:cell-range-address="Feuille1.B55:Feuille1.B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55:Feuille1.D75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 text:id="Feuille1.B55:Feuille1.B75">0</text:p>
              </table:table-cell>
              <table:table-cell office:value-type="float" office:value="0.5">
                <text:p text:id="Feuille1.D55:Feuille1.D75">0.5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,1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,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,3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1,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,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,7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1,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,9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895cm" svg:y="3.192cm" chart:style-name="ch2"/>
        <chart:plot-area chart:style-name="ch3" table:cell-range-address="Feuille1.B3:Feuille1.B23 Feuille1.D3:Feuille1.D23" chart:data-source-has-labels="column" svg:x="0.16cm" svg:y="0.14cm" svg:width="5.575cm" svg:height="6.58cm">
          <chart:axis chart:dimension="x" chart:name="primary-x" chart:style-name="ch4">
            <chart:categories table:cell-range-address="Feuille1.B3:Feuille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3:Feuille1.D23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 text:id="Feuille1.B3:Feuille1.B23">0</text:p>
              </table:table-cell>
              <table:table-cell office:value-type="float" office:value="0.5">
                <text:p text:id="Feuille1.D3:Feuille1.D23">0.5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0.0950000000000001">
                <text:p>0.095000000000000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,1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1,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,3</text:p>
              </table:table-cell>
              <table:table-cell office:value-type="float" office:value="-0.345">
                <text:p>-0.345</text:p>
              </table:table-cell>
            </table:table-row>
            <table:table-row>
              <table:table-cell office:value-type="string">
                <text:p>1,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1,6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,7</text:p>
              </table:table-cell>
              <table:table-cell office:value-type="float" office:value="-0.945000000000001">
                <text:p>-0.945000000000001</text:p>
              </table:table-cell>
            </table:table-row>
            <table:table-row>
              <table:table-cell office:value-type="string">
                <text:p>1,8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,9</text:p>
              </table:table-cell>
              <table:table-cell office:value-type="float" office:value="-1.305">
                <text:p>-1.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">
                <text:p>-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6.398cm" svg:height="13.515cm" chart:class="chart:line" chart:style-name="ch1">
        <chart:legend chart:legend-position="end" svg:x="14.125cm" svg:y="6.449cm" chart:style-name="ch2"/>
        <chart:plot-area chart:style-name="ch3" table:cell-range-address="Feuille1.B30:Feuille1.B50 Feuille1.D30:Feuille1.D50" chart:data-source-has-labels="column" svg:x="0.327cm" svg:y="0.27cm" svg:width="13.472cm" svg:height="12.705cm">
          <chart:axis chart:dimension="x" chart:name="primary-x" chart:style-name="ch4">
            <chart:categories table:cell-range-address="Feuille1.B30:Feuille1.B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30:Feuille1.D50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 text:id="Feuille1.B30:Feuille1.B50">0</text:p>
              </table:table-cell>
              <table:table-cell office:value-type="float" office:value="0">
                <text:p text:id="Feuille1.D30:Feuille1.D50">0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,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,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,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,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,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,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,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,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,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